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Basic/Standard/ShowMimeTypes.xml" manifest:media-type="text/xml"/>
  <manifest:file-entry manifest:full-path="Basic/Standard/EpsExp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Pictures/100000000000002000000020B2FF2A327EABC87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ff" draw:textarea-horizontal-align="center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svg:stroke-width="0.13cm" draw:marker-start="Arrow" draw:marker-start-width="0.56cm" draw:marker-end="Arrow" draw:marker-end-width="0.56cm" draw:textarea-horizontal-align="center" fo:padding-top="0.052cm" fo:padding-bottom="0.052cm" fo:padding-left="0.052cm" fo:padding-right="0.052cm"/>
    </style:style>
    <style:style style:name="gr4" style:family="graphic" style:parent-style-name="standard">
      <style:graphic-properties draw:stroke="none" draw:fill-color="#008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fo:min-height="1.267cm"/>
    </style:style>
    <style:style style:name="gr6" style:family="graphic" style:parent-style-name="standard">
      <style:graphic-properties svg:stroke-width="0.05cm" draw:marker-start="Arrow" draw:marker-start-width="0.34cm" draw:marker-end="" draw:marker-end-width="0.34cm" draw:textarea-horizontal-align="center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-color="#800000" draw:textarea-horizontal-align="center"/>
    </style:style>
    <style:style style:name="gr8" style:family="graphic" style:parent-style-name="standard">
      <style:graphic-properties draw:stroke="none" draw:fill-color="#9999ff" draw:textarea-horizontal-align="center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6" style:family="paragraph">
      <loext:graphic-properties draw:fill-color="#800000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T1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8cm" svg:height="8.6cm" svg:x="4.911cm" svg:y="1.103cm">
          <text:p/>
        </draw:rect>
        <draw:frame draw:style-name="gr2" draw:text-style-name="P2" draw:layer="layout" svg:width="2.284cm" svg:height="1.6cm" svg:x="5.408cm" svg:y="5.01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7.55cm" svg:y1="5.554cm" svg:x2="11.511cm" svg:y2="5.503cm">
          <text:p/>
        </draw:line>
        <draw:frame draw:style-name="gr2" draw:text-style-name="P2" draw:layer="layout" svg:width="2.422cm" svg:height="1.6cm" svg:x="11.365cm" svg:y="4.9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ellipse draw:style-name="gr4" draw:text-style-name="P4" xml:id="id1" draw:id="id1" draw:layer="layout" svg:width="1cm" svg:height="0.9cm" svg:x="9.011cm" svg:y="4.503cm">
          <text:p/>
        </draw:ellipse>
        <draw:frame draw:style-name="gr5" draw:text-style-name="P5" draw:layer="layout" svg:width="0.8cm" svg:height="1.267cm" svg:x="9.211cm" svg:y="4.303cm">
          <draw:text-box>
            <text:p><text:span text:style-name="T1">+</text:span></text:p>
          </draw:text-box>
        </draw:frame>
        <draw:connector draw:style-name="gr6" draw:text-style-name="P3" draw:layer="layout" draw:type="curve" draw:line-skew="0.243cm" svg:x1="9.511cm" svg:y1="4.503cm" svg:x2="11.525cm" svg:y2="2.566cm" draw:start-shape="id1" draw:start-glue-point="0" svg:d="M9511 4503c0-1462 2014-494 2014-1937" svg:viewBox="0 0 2015 1938">
          <text:p/>
        </draw:connector>
        <draw:frame draw:style-name="gr2" draw:text-style-name="P2" draw:layer="layout" svg:width="2.422cm" svg:height="1.11cm" svg:x="10.711cm" svg:y="1.3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ellipse draw:style-name="gr7" draw:text-style-name="P6" xml:id="id2" draw:id="id2" draw:layer="layout" svg:width="1cm" svg:height="0.9cm" svg:x="9.011cm" svg:y="5.604cm">
          <text:p/>
        </draw:ellipse>
        <draw:frame draw:style-name="gr5" draw:text-style-name="P5" draw:layer="layout" svg:width="0.8cm" svg:height="1.267cm" svg:x="9.311cm" svg:y="5.304cm">
          <draw:text-box>
            <text:p><text:span text:style-name="T1">-</text:span></text:p>
          </draw:text-box>
        </draw:frame>
        <draw:frame draw:style-name="gr2" draw:text-style-name="P2" xml:id="id3" draw:id="id3" draw:layer="layout" svg:width="2.188cm" svg:height="1.11cm" svg:x="6.011cm" svg:y="8.38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3" draw:layer="layout" draw:type="curve" draw:line-skew="-0.192cm" svg:x1="9.511cm" svg:y1="6.504cm" svg:x2="7.105cm" svg:y2="8.385cm" draw:start-shape="id2" draw:start-glue-point="2" draw:end-shape="id3" draw:end-glue-point="0" svg:d="M9511 6504c0 1123-2406 183-2406 1881" svg:viewBox="0 0 2407 1882">
          <text:p/>
        </draw:connector>
      </draw:page>
      <draw:page draw:name="page2" draw:style-name="dp1" draw:master-page-name="Default_5f_">
        <office:forms form:automatic-focus="false" form:apply-design-mode="false"/>
        <draw:rect draw:style-name="gr1" draw:text-style-name="P1" draw:layer="layout" svg:width="8.8cm" svg:height="8.6cm" svg:x="5.211cm" svg:y="12.603cm">
          <text:p/>
        </draw:rect>
        <draw:frame draw:style-name="gr2" draw:text-style-name="P2" draw:layer="layout" svg:width="2.177cm" svg:height="1.608cm" svg:x="5.708cm" svg:y="16.5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3" draw:layer="layout" svg:x1="7.85cm" svg:y1="17.054cm" svg:x2="11.811cm" svg:y2="17.003cm">
          <text:p/>
        </draw:line>
        <draw:frame draw:style-name="gr2" draw:text-style-name="P2" draw:layer="layout" svg:width="2.343cm" svg:height="1.608cm" svg:x="11.665cm" svg:y="16.46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ellipse draw:style-name="gr4" draw:text-style-name="P4" xml:id="id4" draw:id="id4" draw:layer="layout" svg:width="1cm" svg:height="0.9cm" svg:x="9.311cm" svg:y="16.003cm">
          <text:p/>
        </draw:ellipse>
        <draw:frame draw:style-name="gr5" draw:text-style-name="P5" draw:layer="layout" svg:width="0.8cm" svg:height="1.267cm" svg:x="9.511cm" svg:y="15.803cm">
          <draw:text-box>
            <text:p><text:span text:style-name="T1">+</text:span></text:p>
          </draw:text-box>
        </draw:frame>
        <draw:connector draw:style-name="gr6" draw:text-style-name="P3" draw:layer="layout" draw:type="curve" draw:line-skew="0.243cm" svg:x1="9.811cm" svg:y1="16.003cm" svg:x2="11.825cm" svg:y2="14.066cm" draw:start-shape="id4" draw:start-glue-point="0" svg:d="M9811 16003c0-1462 2014-494 2014-1937" svg:viewBox="0 0 2015 1938">
          <text:p/>
        </draw:connector>
        <draw:frame draw:style-name="gr2" draw:text-style-name="P2" draw:layer="layout" svg:width="2.342cm" svg:height="1.118cm" svg:x="11.011cm" svg:y="12.89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ellipse draw:style-name="gr7" draw:text-style-name="P6" xml:id="id5" draw:id="id5" draw:layer="layout" svg:width="1cm" svg:height="0.9cm" svg:x="9.311cm" svg:y="17.104cm">
          <text:p/>
        </draw:ellipse>
        <draw:frame draw:style-name="gr5" draw:text-style-name="P5" draw:layer="layout" svg:width="0.8cm" svg:height="1.267cm" svg:x="9.611cm" svg:y="16.804cm">
          <draw:text-box>
            <text:p><text:span text:style-name="T1">-</text:span></text:p>
          </draw:text-box>
        </draw:frame>
        <draw:frame draw:style-name="gr2" draw:text-style-name="P2" xml:id="id6" draw:id="id6" draw:layer="layout" svg:width="2.109cm" svg:height="1.118cm" svg:x="6.211cm" svg:y="19.78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6" draw:text-style-name="P3" draw:layer="layout" draw:type="curve" draw:line-skew="-0.192cm" svg:x1="9.811cm" svg:y1="18.004cm" svg:x2="7.265cm" svg:y2="19.785cm" draw:start-shape="id5" draw:start-glue-point="2" draw:end-shape="id6" draw:end-glue-point="0" svg:d="M9811 18004c0 1048-2546 158-2546 1781" svg:viewBox="0 0 2547 1782">
          <text:p/>
        </draw:connector>
        <draw:rect draw:style-name="gr8" draw:text-style-name="P7" draw:layer="layout" svg:width="3.1cm" svg:height="2.8cm" svg:x="5.211cm" svg:y="12.603cm">
          <text:p/>
        </draw:rect>
        <draw:frame draw:style-name="gr2" draw:text-style-name="P2" draw:layer="layout" svg:width="2cm" svg:height="2.39cm" svg:x="5.711cm" svg:y="12.81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Flow_5f_Electric_5f_Out" draw:display-name="Flow_Electric_Out" svg:viewBox="0 0 400 500" svg:d="M280 500v-100l120 50v-100l-200-100v100l-120-50 40-100-120 100 80 200v-100zM102 0l100 200 100-200z"/>
    <draw:marker draw:name="Flow_5f_Hydraulic_5f_In" draw:display-name="Flow_Hydraulic_In" svg:viewBox="0 0 300 455" svg:d="M249 200l-100-200-100 200zM0 355l53 37 46 28 40 19 34 11 16 3 14 2h12l12-1 10-2 10-3 8-5 8-5 6-5 6-6 5-7 4-7 7-14 4-13 3-13 1-10 1-7v-2-2l-1-7-1-10-3-13-4-13-7-14-4-7-5-7-6-6-6-5-8-5-8-5-10-3-10-2-12-1h-12l-14 2-16 3-34 11-40 19-46 28z"/>
    <draw:marker draw:name="Flow_5f_Thermal_5f_In" draw:display-name="Flow_Thermal_In" svg:viewBox="0 0 401 602" svg:d="M298 200l-100-200-100 200zM0 461v-118h141v-142h118v142h142v118h-142v141h-118v-141z"/>
    <draw:marker draw:name="Flow_5f_Thermal_5f_Out" draw:display-name="Flow_Thermal_Out" svg:viewBox="0 0 401 600" svg:d="M100 0l100 200 100-200zM0 459v-118h141v-142h118v142h142v118h-142v141h-118v-141z"/>
    <draw:marker draw:name="Linienende_20_11" draw:display-name="Linienende 11" svg:viewBox="0 0 400 500" svg:d="M120 200v100l-120-50v100l200 100v-100l120 50-40 100 120-100-80-200v100zM300 200l-100-200-100 200z"/>
    <draw:marker draw:name="Linienende_20_12" draw:display-name="Linienende 12" svg:viewBox="0 0 300 450" svg:d="M52 0l100 200 100-200zM300 350l-53-37-46-28-40-19-34-11-16-3-14-2h-12l-12 1-10 2-10 3-8 5-7 5-7 5-6 6-5 7-4 7-7 14-4 13-3 13-1 10-1 7v2 2l1 7 1 10 3 13 4 13 7 14 4 7 5 7 6 6 7 5 7 5 8 5 10 3 10 2 12 1h12l14-2 16-3 34-11 40-19 46-28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de" style:country-asian="DE" style:font-name-complex="Tahoma" style:font-size-complex="24pt" style:language-complex="de" style:country-complex="DE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00b8ff" draw:fill-gradient-name="Gradient_20_8" draw:fill-hatch-name="Hatch_20_1" draw:fill-image-name="Bitmape_20_1" draw:textarea-vertical-align="to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9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InImages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0cm">
        <text:list-style style:name="TextInImag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24pt" style:language-asian="de" style:country-asian="DE" style:font-style-asian="normal" style:font-weight-asian="normal" style:font-name-complex="Tahoma" style:font-family-complex="Tahoma" style:font-pitch-complex="variable" style:font-size-complex="24pt" style:language-complex="de" style:country-complex="DE" style:font-style-complex="normal" style:font-weight-complex="normal" style:text-scale="100%" style:font-relief="none" fo:hyphenate="false"/>
    </style:style>
    <style:style style:name="ObjectLight" style:family="graphic" style:parent-style-name="standard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e6e6e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>
        <text:list-style style:name="ObjectLigh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24pt" style:language-asian="de" style:country-asian="DE" style:font-style-asian="normal" style:font-weight-asian="normal" style:font-name-complex="Tahoma" style:font-family-complex="Tahoma" style:font-pitch-complex="variable" style:font-size-complex="24pt" style:language-complex="de" style:country-complex="DE" style:font-style-complex="normal" style:font-weight-complex="normal" style:text-scale="100%" style:font-relief="none" fo:hyphenate="false"/>
    </style:style>
    <style:style style:name="ObjectMedium" style:family="graphic" style:parent-style-name="ObjectLight">
      <style:graphic-properties draw:fill="solid" draw:fill-color="#b3b3b3"/>
    </style:style>
    <style:style style:name="ObjectDark" style:family="graphic" style:parent-style-name="ObjectLight">
      <style:graphic-properties draw:fill="solid" draw:fill-color="#4c4c4c"/>
    </style:style>
    <style:style style:name="ObjectWhite" style:family="graphic" style:parent-style-name="ObjectLight">
      <style:graphic-properties draw:fill="solid" draw:fill-color="#ffffff"/>
      <style:paragraph-properties fo:margin-left="0cm" fo:margin-right="0cm" fo:text-indent="0cm"/>
      <style:text-properties style:font-name="Arial3" fo:font-family="Arial" style:font-family-generic="swiss" style:font-pitch="variable" fo:font-size="9pt"/>
    </style:style>
    <style:style style:name="ObjectBlack" style:family="graphic" style:parent-style-name="ObjectDark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>
        <text:list-style style:name="ObjectBlack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Arial3" fo:font-family="Arial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24pt" style:language-asian="de" style:country-asian="DE" style:font-style-asian="normal" style:font-weight-asian="normal" style:font-name-complex="Tahoma" style:font-family-complex="Tahoma" style:font-pitch-complex="variable" style:font-size-complex="24pt" style:language-complex="de" style:country-complex="DE" style:font-style-complex="normal" style:font-weight-complex="normal" style:text-scale="100%" style:font-relief="none" fo:hyphenate="false"/>
    </style:style>
    <style:style style:name="Line" style:family="graphic" style:parent-style-name="standard">
      <style:graphic-properties svg:stroke-width="0.04cm" draw:marker-start-width="0.27cm" draw:marker-end-width="0.27cm" draw:fill="none" draw:fill-image-width="0cm" draw:fill-image-height="0cm" draw:textarea-horizontal-align="center" draw:textarea-vertical-align="bottom"/>
      <style:paragraph-properties fo:margin-left="0cm" fo:margin-right="0cm" fo:text-align="center" fo:text-indent="0cm"/>
      <style:text-properties style:font-name="Arial3" fo:font-family="Arial" style:font-family-generic="swiss" style:font-pitch="variable" fo:font-size="9pt"/>
    </style:style>
    <style:style style:name="Arrow" style:family="graphic" style:parent-style-name="Line">
      <style:graphic-properties draw:marker-end="Arrow" draw:marker-end-width="0.2cm"/>
      <style:paragraph-properties fo:margin-left="0cm" fo:margin-right="0cm" fo:text-indent="0cm"/>
    </style:style>
    <style:style style:name="ArrowDouble" style:family="graphic" style:parent-style-name="Arrow">
      <style:graphic-properties draw:marker-start="Arrow" draw:marker-start-width="0.2cm"/>
      <style:paragraph-properties fo:margin-left="0cm" fo:margin-right="0cm" fo:text-indent="0cm"/>
    </style:style>
    <style:style style:name="Flow_5f_ElecEnergy" style:display-name="Flow_ElecEnergy" style:family="graphic" style:parent-style-name="Line">
      <style:graphic-properties draw:stroke="solid" draw:stroke-dash="Dashed_20__28_var_29__20_2" svg:stroke-width="0.04cm" svg:stroke-color="#000000" draw:marker-start="Flow_5f_Electric_5f_Out" draw:marker-start-width="0.27cm" draw:marker-start-center="false" draw:marker-end="Linienende_20_11" draw:marker-end-width="0.27cm" draw:marker-end-center="false" svg:stroke-opacity="100%" draw:stroke-linejoin="round" draw:fill="none" draw:fill-color="#00b8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Flow_5f_ElecEnergy" style:display-name="Flow_ElecEnerg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9pt" style:language-asian="de" style:country-asian="DE" style:font-style-asian="normal" style:font-weight-asian="normal" style:font-name-complex="Tahoma" style:font-family-complex="Tahoma" style:font-pitch-complex="variable" style:font-size-complex="9pt" style:language-complex="de" style:country-complex="D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w_5f_Hydraulic" style:display-name="Flow_Hydraulic" style:family="graphic" style:parent-style-name="Flow_5f_ElecEnergy">
      <style:graphic-properties draw:marker-start="Linienende_20_12" draw:marker-end="Flow_5f_Hydraulic_5f_In"/>
      <style:text-properties style:font-name="Arial3" fo:font-family="Arial" style:font-family-generic="swiss" style:font-pitch="variable" fo:font-size="9pt" style:font-size-asian="9pt" style:font-size-complex="9pt"/>
    </style:style>
    <style:style style:name="Flow_5f_Thermal" style:display-name="Flow_Thermal" style:family="graphic" style:parent-style-name="Flow_5f_ElecEnergy">
      <style:graphic-properties draw:marker-start="Flow_5f_Thermal_5f_Out" draw:marker-end="Flow_5f_Thermal_5f_In"/>
      <style:text-properties style:font-name="Arial3" fo:font-family="Arial" style:font-family-generic="swiss" style:font-pitch="variable" fo:font-size="9pt" style:font-size-asian="9pt" style:font-size-complex="9pt"/>
    </style:style>
    <style:style style:name="Information" style:family="graphic" style:parent-style-name="Flow_5f_Thermal">
      <style:graphic-properties draw:marker-start="Square" draw:marker-end="Arrow"/>
    </style:style>
  </office:styles>
  <office:automatic-styles>
    <style:page-layout style:name="PM0">
      <style:page-layout-properties fo:margin-top="1.213cm" fo:margin-bottom="20.911cm" fo:margin-left="4.959cm" fo:margin-right="4.349cm" fo:page-width="18.009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meta:initial-creator>Peter Palensky</meta:initial-creator>
    <meta:creation-date>2004-12-04T18:30:17</meta:creation-date>
    <dc:date>2018-11-19T18:21:25.768000000</dc:date>
    <meta:editing-cycles>365</meta:editing-cycles>
    <meta:editing-duration>P5DT13H54M30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

<file path=Basic/Standard/EpsExport.xml><?xml version="1.0" encoding="utf-8"?>
<!DOCTYPE module  PUBLIC '-//OpenOffice.org//DTD OfficeDocument 1.0//EN'  'module.dtd'>
<script:module xmlns:script="http://openoffice.org/2000/script" script:name="EpsExport" script:language="StarBasic">REM  *****  BASIC  *****

Sub Main
    ExportAll
End Sub

Sub RunAndCloseDoc
    Main()
    ThisComponent.close( True ) 
End Sub

'----------------------------------------------------
Sub ExportPage (thePage as Object)
    exportPageToPdf(thePage) 
'       exportPageToEps(thePage) 
'       exportPageToPng(thePage) 
'       exportPageToPdfTest(thePage) 
'       exportPageToTif(thePage)
End Sub

'----------------------------------------------------
Sub ExportAll
    oDoc = ThisComponent 
    oDrawPages = oDoc.getDrawPages() 
    ' Iterate over each page and skip first one (definitions). 
    For i = 1 To oDrawPages.getCount() - 1 
       oDrawPage = oDrawPages.getByIndex( i ) 
       exportPage(oDrawPage) 
       'Print oDrawPage.Name  
    Next 
End Sub

'----------------------------------------------------
Sub ExportOne
    Dim i as Integer
    i = InputBox("Page to export:", "Export one page", 1)
    if ( i&gt;0) then
      oDoc = ThisComponent 
      oDrawPages = oDoc.getDrawPages() 
      oDrawPage = oDrawPages.getByIndex( i-1 ) 
      exportPage(oDrawPage) 
    end if  
End Sub

'----------------------------------------------------
' gets all shapes in the current draw page 
' @param page: A XDrawPage. If page is not a XDrawPage, an empty shapes collection is returned. 
' @return: a com.sun.star.drawing.ShapeCollection containing all shapes, may be empty. 
 function getAllShapesInDrawPage(thePage as Object) 
    ' create empty collection of shapes 
    theShapes= createUnoService("com.sun.star.drawing.ShapeCollection") 
    if not hasUnoInterfaces(thePage, "com.sun.star.drawing.XDrawPage") then 
       getAllShapesInDrawPage = theShapes 
       exit function 
    end if 
     
    ' add all shapes in the page to the collection    
    for i=0 to thePage.getCount() - 1 
       theShapes.add(thePage.getByIndex(i)) 
    next i 
    getAllShapesInDrawPage = theShapes 
 end function 

'----------------------------------------------------
 sub Execute (command as String)
    Dim bash as String 
    bash = "/bin/bash"
    If FileExists(bash) Then 
      command=bash + " -c '" + command + "'"
    End If   
    'MsgBox("executing " + command, 0)  
    shell(command)
 end Sub

'#################################################### 
'#################################################### 

'----------------------------------------------------
sub exportPageToPdf (thePage as Object)
 
    Dim currentPageName as String 
    
    Dim GS32, GS64, GSCOMMAND, GSLinux, DELCOMMAND, DELWin, DELLinux as String
    GS32="C:\Programme\gs\gs9.04\bin\gswin32c.exe"
    GS64="C:\Programme\gs\gs9.04\bin\gswin64c.exe"
    GSLinux="/usr/bin/gs"
    DELWin="C:\Windows\System32\cmd.exe"
    DELLinux="/bin/rm"
     
    theDoc = StarDesktop.getCurrentComponent() 
    if not theDoc.SupportsService( "com.sun.star.drawing.DrawingDocument" ) Then 
       Msgbox("The current document must be a Draw document", 0) 
       exit sub 
    end if 
        
    theController = theDoc.currentController     
    ' thePage = theController.currentPage 
 
       theController.select(getAllShapesInDrawPage(thePage)) 
       theSelection = theDoc.currentController.selection 
        
    'create url for storing 
    Dim origUrl as String 
    Dim exportUrl as new com.sun.star.util.URL 
    Dim exportUrlBase as new com.sun.star.util.URL
    origUrl = theDoc.url 
    if isnull(thePage.name) then 
       exportUrlBase.complete = Left( origUrl, Len(origUrl) - 4 ) + "_Export"
    else 
       exportUrlBase.complete = Left( origUrl, Len(origUrl) - 4 ) + "_" + thePage.name
    endif 
    exportUrl.complete = exportUrlBase.complete + ".eps"
     
    ' Create the export filter. 
    ' A GraphicExportFilter uses a page, shape or collection of shapes as source. 
    theExporter = createUnoService( "com.sun.star.drawing.GraphicExportFilter" ) 
     
    ' Export selection if something is selected, otherwise whole page. 
    if not isEmpty(theSelection) then 
        theExporter.SetSourceDocument(theSelection) 
    else 
        'msgbox("no selection, exporting whole page", 0) 
       theExporter.SetSourceDocument(thePage) 
    endif 
 
    ' Set the filter data 
    Dim aFilterData(5) as new com.sun.star.beans.PropertyValue 
    Dim aArgs (2) as new com.sun.star.beans.PropertyValue 
    aArgs(0).Name = "MediaType" 

    aFilterData(0).Name = "Level" '1=PS level 1, 2=PS level 2 
    aFilterData(0).Value = 2 
    aFilterData(1).Name = "ColorFormat" '1=color, 2=grayscale 
    aFilterData(1).Value = 1 
    aFilterData(2).Name = "TextMode" '0=glyph outlines, 1=no glyph outlines, see ooo bug 7918 
    aFilterData(2).Value = 1 
    aFilterData(3).Name = "Preview" '0=none,1=TIFF,2=EPSI,3=TIFF+EPSI 
    aFilterData(3).Value = 0 
    aFilterData(4).Name = "CompressionMode" ' 1=LZW, 2=none 
    aFilterData(4).Value = 2 
    aArgs(0).Value = "image/x-eps" 
    
    aArgs(1).Name = "URL" 
    aArgs(1).Value = exportUrl 
    aArgs(2).Name = "FilterData" 
    aArgs(2).Value = aFilterData() 
    theExporter.filter(aArgs()) 

    Dim command as String 
    Dim filebase as String
    filebase=ConvertFromUrl(exportUrlBase.complete)
 
    GSCOMMAND="echo "   
    If FileExists(GS32) Then 
      GSCOMMAND=GS32
    End If
    If FileExists(GS64) Then 
      GSCOMMAND=GS64
    End If
    If FileExists(GSLinux) Then 
      GSCOMMAND = GSLinux
    End If

    If FileExists(DELWin) Then 
      DELCOMMAND=DELWin+" /C del"
    End If
    If FileExists(DELLinux) Then 
      DELCOMMAND=DELLinux
    End If

    ' MsgBox("exported " + origUrl + " to " + exportUrl.complete, 0) 

    command = GSCOMMAND + " -dBATCH -dNOPAUSE -dEPSCrop -sDEVICE=pdfwrite -dEmbedAllFonts=true -sOutputFile=" + chr(34) + filebase + ".pdf" + chr(34) + " " + chr(34) + filebase + ".eps" + chr(34)
    Execute(command) 
    wait 1200
    command = DELCOMMAND + " " + chr(34) + filebase + ".eps" + chr(34)
    Execute(command)
 
End Sub

'----------------------------------------------------
 sub exportPageToPng (thePage as Object)
 
    Dim currentPageName as String 
     
    theDoc = StarDesktop.getCurrentComponent() 
    if not theDoc.SupportsService( "com.sun.star.drawing.DrawingDocument" ) Then 
       Msgbox("The current document must be a Draw document", 0) 
       exit sub 
    end if 
        
    theController = theDoc.currentController     
    ' thePage = theController.currentPage 
 
       theController.select(getAllShapesInDrawPage(thePage)) 
       theSelection = theDoc.currentController.selection 
        
    'create url for storing 
    Dim origUrl as String 
    Dim exportUrl as new com.sun.star.util.URL 
    origUrl = theDoc.url 
    if isnull(thePage.name) then 
       exportUrl.complete = Left( origUrl, Len(origUrl) - 4 ) + "_Export" + ".png" 
    else 
       exportUrl.complete = Left( origUrl, Len(origUrl) - 4 ) + "_" + thePage.name + ".png"     
    endif 
     
    ' Create the export filter. 
    ' A GraphicExportFilter uses a page, shape or collection of shapes as source. 
    theExporter = createUnoService( "com.sun.star.drawing.GraphicExportFilter" ) 
     
    ' Export selection if something is selected, otherwise whole page. 
    if not isEmpty(theSelection) then 
        theExporter.SetSourceDocument(theSelection) 
    else 
        'msgbox("no selection, exporting whole page", 0) 
       theExporter.SetSourceDocument(thePage) 
    endif 
 
    ' Set the filter data 
    Dim aFilterData(5) as new com.sun.star.beans.PropertyValue 
    Dim aArgs (2) as new com.sun.star.beans.PropertyValue 
    aArgs(0).Name = "MediaType" 

    aFilterData(0).Name  = "PixelWidth"        
    aFilterData(0).Value = 2000
    aFilterData(1).Name  = "PixelHeight"
    aFilterData(1).Value = 1000 
    aFilterData(2).Name  ="Compression"
    aFilterData(2).Value = 9
    aFilterData(3).Name  ="Interlaced"
    aFilterData(3).Value = 0 
    aArgs(0).Value = "image/png" 
    
    aArgs(1).Name = "URL" 
    aArgs(1).Value = exportUrl 
    aArgs(2).Name = "FilterData" 
    aArgs(2).Value = aFilterData() 
    theExporter.filter(aArgs()) 
 End Sub

'----------------------------------------------------
sub exportPageToTif (thePage as Object)
 
    Dim currentPageName as String 
     
    theDoc = StarDesktop.getCurrentComponent() 
    if not theDoc.SupportsService( "com.sun.star.drawing.DrawingDocument" ) Then 
       Msgbox("The current document must be a Draw document", 0) 
       exit sub 
    end if 
        
    theController = theDoc.currentController     
    ' thePage = theController.currentPage 
 
       theController.select(getAllShapesInDrawPage(thePage)) 
       theSelection = theDoc.currentController.selection 
        
    'create url for storing 
    Dim origUrl as String 
    Dim exportUrl as new com.sun.star.util.URL 
    origUrl = theDoc.url 
    if isnull(thePage.name) then 
       exportUrl.complete = Left( origUrl, Len(origUrl) - 4 ) + "_Export" + ".tif" 
    else 
       exportUrl.complete = Left( origUrl, Len(origUrl) - 4 ) + "_" + thePage.name + ".tif"     
    endif 
     
    ' Create the export filter. 
    ' A GraphicExportFilter uses a page, shape or collection of shapes as source. 
    theExporter = createUnoService( "com.sun.star.drawing.GraphicExportFilter" ) 
     
    ' Export selection if something is selected, otherwise whole page. 
    if not isEmpty(theSelection) then 
        theExporter.SetSourceDocument(theSelection) 
    else 
        'msgbox("no selection, exporting whole page", 0) 
       theExporter.SetSourceDocument(thePage) 
    endif 
 
    ' Set the filter data 
    Dim aFilterData(2) as new com.sun.star.beans.PropertyValue 
    Dim aArgs (2) as new com.sun.star.beans.PropertyValue 

    aFilterData(0).Name  = "Width"        
    aFilterData(0).Value = 900
    aFilterData(1).Name  = "Height"        
    aFilterData(1).Value = 900

    'aFilterData(0).Name  = "PixelWidth"        
    'aFilterData(0).Value = 1000
    'aFilterData(1).Name  = "PixelHeight"
    'aFilterData(1).Value = 1000 
    'aFilterData(2).Name  ="Compression"
    'aFilterData(2).Value = 9
    'aFilterData(3).Name  ="Interlaced"
    'aFilterData(3).Value = 0 

    aArgs(0).Name = "MediaType" 
    aArgs(0).Value = "image/tiff" 
    aArgs(1).Name = "URL" 
    aArgs(1).Value = exportUrl 
    aArgs(2).Name = "FilterData" 
    aArgs(2).Value = aFilterData() 
    theExporter.filter(aArgs()) 

End Sub

'----------------------------------------------------
sub exportPageToPdfTest (thePage as Object)
 ' DOES NOT WORK!!
    Dim currentPageName as String 
     
    theDoc = StarDesktop.getCurrentComponent() 
    if not theDoc.SupportsService( "com.sun.star.drawing.DrawingDocument" ) Then 
       Msgbox("The current document must be a Draw document", 0) 
       exit sub 
    end if 
        
    theController = theDoc.currentController     
    ' thePage = theController.currentPage 
 
       theController.select(getAllShapesInDrawPage(thePage)) 
       theSelection = theDoc.currentController.selection 
        
    'create url for storing 
    Dim origUrl as String 
    Dim exportUrl as new com.sun.star.util.URL 
    origUrl = theDoc.url 
    if isnull(thePage.name) then 
       exportUrl.complete = Left( origUrl, Len(origUrl) - 4 ) + "_Export" + ".pdf" 
    else 
       exportUrl.complete = Left( origUrl, Len(origUrl) - 4 ) + "_" + thePage.name + ".pdf"     
    endif 
     
    ' Create the export filter. 
    ' A GraphicExportFilter uses a page, shape or collection of shapes as source. 
    theExporter = createUnoService( "com.sun.star.drawing.GraphicExportFilter" ) 
     
    ' Export selection if something is selected, otherwise whole page. 
    if not isEmpty(theSelection) then 
        theExporter.SetSourceDocument(theSelection) 
    else 
        'msgbox("no selection, exporting whole page", 0) 
       theExporter.SetSourceDocument(thePage) 
    endif 
 
    ' Set the filter data 
    Dim aFilterData(0) as new com.sun.star.beans.PropertyValue 
    Dim aArgs (2) as new com.sun.star.beans.PropertyValue 
    aArgs(0).Name = "MediaType" 
    aArgs(0).Value = "writer_pdf_Export" 
    aArgs(1).Name = "URL" 
    aArgs(1).Value = exportUrl 
    aArgs(2).Name = "FilterData" 
    aArgs(2).Value = aFilterData() 
    theExporter.filter(aArgs()) 
        
End Sub
 
'----------------------------------------------------
 sub exportPageToEps (thePage as Object)
 
    Dim currentPageName as String 
     
    theDoc = StarDesktop.getCurrentComponent() 
    if not theDoc.SupportsService( "com.sun.star.drawing.DrawingDocument" ) Then 
       Msgbox("The current document must be a Draw document", 0) 
       exit sub 
    end if 
        
    theController = theDoc.currentController     
    ' thePage = theController.currentPage 
 
       theController.select(getAllShapesInDrawPage(thePage)) 
       theSelection = theDoc.currentController.selection 
        
    'create url for storing 
    Dim origUrl as String 
    Dim exportUrl as new com.sun.star.util.URL 
    origUrl = theDoc.url 
    if isnull(thePage.name) then 
       exportUrl.complete = Left( origUrl, Len(origUrl) - 4 ) + "_Export" + ".ps" 
    else 
       exportUrl.complete = Left( origUrl, Len(origUrl) - 4 ) + "_" + thePage.name + ".ps"     
    endif 
     
    ' Create the export filter. 
    ' A GraphicExportFilter uses a page, shape or collection of shapes as source. 
    theExporter = createUnoService( "com.sun.star.drawing.GraphicExportFilter" ) 
     
    ' Export selection if something is selected, otherwise whole page. 
    if not isEmpty(theSelection) then 
        theExporter.SetSourceDocument(theSelection) 
    else 
        'msgbox("no selection, exporting whole page", 0) 
       theExporter.SetSourceDocument(thePage) 
    endif 
 
    ' Set the filter data 
    Dim aFilterData(5) as new com.sun.star.beans.PropertyValue 
    aFilterData(0).Name = "Level" '1=PS level 1, 2=PS level 2 
    aFilterData(0).Value = 2 
    aFilterData(1).Name = "ColorFormat" '1=color, 2=grayscale 
    aFilterData(1).Value = 1 
    aFilterData(2).Name = "TextMode" '0=glyph outlines, 1=no glyph outlines, see ooo bug 7918 
    aFilterData(2).Value = 0 
    aFilterData(3).Name = "Preview" '0=none,1=TIFF,2=EPSI,3=TIFF+EPSI 
    aFilterData(3).Value = 0 
    aFilterData(4).Name = "CompressionMode" ' 1=LZW, 2=none 
    aFilterData(4).Value = 2 
    Dim aArgs (2) as new com.sun.star.beans.PropertyValue 
    aArgs(0).Name = "MediaType" 
'    aArgs(0).Value = "application/postscript" 
    aArgs(0).Value = "image/x-eps" 
    aArgs(1).Name = "URL" 
    aArgs(1).Value = exportUrl 
    aArgs(2).Name = "FilterData" 
    aArgs(2).Value = aFilterData() 
    theExporter.filter(aArgs()) 
 
    'MsgBox("exported " + origUrl + " to " + exportUrl.complete, 0) 

End Sub

</script:module>
</file>

<file path=Basic/Standard/ShowMimeTypes.xml><?xml version="1.0" encoding="utf-8"?>
<!DOCTYPE module  PUBLIC '-//OpenOffice.org//DTD OfficeDocument 1.0//EN'  'module.dtd'>
<script:module xmlns:script="http://openoffice.org/2000/script" script:name="ShowMimeTypes" script:language="StarBasic">REM  *****  BASIC  *****

Sub Main

   oDoc = ThisComponent 
    oExportFilter = createUnoService( "com.sun.star.drawing.GraphicExportFilter" ) 
    aMimeTypeNames = oExportFilter.getSupportedMimeTypeNames() 
 
    ' Display result in a MsgBox... 
    MsgBox Join( aMimeTypeNames, Chr(13) )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psExport"/>
  <library:element library:name="ShowMimeTyp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variant="bold">
      <mrow>
        <munder>
          <mo stretchy="false">∏</mo>
          <mi>i</mi>
        </munder>
        <msub>
          <mi>S</mi>
          <mi>i</mi>
        </msub>
      </mrow>
    </mstyle>
    <annotation encoding="StarMath 5.0">bold prod from i S_i </annotation>
  </semantics>
</math>
</file>

<file path=Object 10/content.xml><?xml version="1.0" encoding="utf-8"?>
<math xmlns="http://www.w3.org/1998/Math/MathML">
  <semantics>
    <mstyle mathvariant="bold">
      <mrow>
        <mfrac>
          <mo stretchy="false">∂</mo>
          <mrow>
            <mo stretchy="false">∂</mo>
            <mo stretchy="false">α</mo>
          </mrow>
        </mfrac>
      </mrow>
    </mstyle>
    <annotation encoding="StarMath 5.0">bold { {partial} over{partial %alpha} }</annotation>
  </semantics>
</math>
</file>

<file path=Object 2/content.xml><?xml version="1.0" encoding="utf-8"?>
<math xmlns="http://www.w3.org/1998/Math/MathML" display="block">
  <semantics>
    <mstyle mathvariant="bold">
      <mrow>
        <munder>
          <mo stretchy="false">∏</mo>
          <mi>j</mi>
        </munder>
        <msub>
          <mi>P</mi>
          <mi>j</mi>
        </msub>
      </mrow>
    </mstyle>
    <annotation encoding="StarMath 5.0">bold prod from j P_j </annotation>
  </semantics>
</math>
</file>

<file path=Object 3/content.xml><?xml version="1.0" encoding="utf-8"?>
<math xmlns="http://www.w3.org/1998/Math/MathML" display="block">
  <semantics>
    <mstyle mathvariant="bold">
      <mrow>
        <mo stretchy="false">∏</mo>
        <msub>
          <mi>A</mi>
          <mi>k</mi>
        </msub>
      </mrow>
    </mstyle>
    <annotation encoding="StarMath 5.0">bold prod  A_k </annotation>
  </semantics>
</math>
</file>

<file path=Object 4/content.xml><?xml version="1.0" encoding="utf-8"?>
<math xmlns="http://www.w3.org/1998/Math/MathML" display="block">
  <semantics>
    <mstyle mathvariant="bold">
      <mrow>
        <mo stretchy="false">∏</mo>
        <msub>
          <mi>I</mi>
          <mi>l</mi>
        </msub>
      </mrow>
    </mstyle>
    <annotation encoding="StarMath 5.0">bold prod  I_l</annotation>
  </semantics>
</math>
</file>

<file path=Object 6/content.xml><?xml version="1.0" encoding="utf-8"?>
<math xmlns="http://www.w3.org/1998/Math/MathML">
  <semantics>
    <mrow>
      <munder>
        <mo stretchy="false">∏</mo>
        <mi>i</mi>
      </munder>
      <msub>
        <mi>S</mi>
        <mi>i</mi>
      </msub>
    </mrow>
    <annotation encoding="StarMath 5.0">prod from i S_i </annotation>
  </semantics>
</math>
</file>

<file path=Object 7/content.xml><?xml version="1.0" encoding="utf-8"?>
<math xmlns="http://www.w3.org/1998/Math/MathML">
  <semantics>
    <mrow>
      <munder>
        <mo stretchy="false">∏</mo>
        <mi>j</mi>
      </munder>
      <msub>
        <mi>P</mi>
        <mi>j</mi>
      </msub>
    </mrow>
    <annotation encoding="StarMath 5.0">prod from j P_j </annotation>
  </semantics>
</math>
</file>

<file path=Object 8/content.xml><?xml version="1.0" encoding="utf-8"?>
<math xmlns="http://www.w3.org/1998/Math/MathML">
  <semantics>
    <mrow>
      <mo stretchy="false">∏</mo>
      <msub>
        <mi>A</mi>
        <mi>k</mi>
      </msub>
    </mrow>
    <annotation encoding="StarMath 5.0">prod  A_k </annotation>
  </semantics>
</math>
</file>

<file path=Object 9/content.xml><?xml version="1.0" encoding="utf-8"?>
<math xmlns="http://www.w3.org/1998/Math/MathML">
  <semantics>
    <mrow>
      <mo stretchy="false">∏</mo>
      <msub>
        <mi>I</mi>
        <mi>l</mi>
      </msub>
    </mrow>
    <annotation encoding="StarMath 5.0">prod  I_l</annotation>
  </semantics>
</math>
</file>